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name="P16" style:parent-style-name="Normal" style:family="paragraph">
      <style:text-properties fo:language="es" fo:country="ES"/>
    </style:style>
    <style:style style:name="P17" style:parent-style-name="Normal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</office:automatic-styles>
  <office:body>
    <office:text text:use-soft-page-breaks="true">
      <text:p text:style-name="P1">Acciones de Ibex35 09.07.2021</text:p>
      <text:p text:style-name="P2"/>
      <text:p text:style-name="P3">Contexto</text:p>
      <text:p text:style-name="P4">El IBEX 35 es el principal índice bursátil de referencia de la bolsa española elaborado por Bolsas y Mercados españoles (BME). Está formado por las 35 empresas con más liquidez que cotizan en el Sistema de Interconexión Bursátil Español (SIBE) en las cuatro bolsas españolas (Madrid, Barcelona, Bilbao y Valencia). Es un índice ponderado por capitalización bursátil; es decir, al igual que índices como el S&amp;P 500, no todas las empresas que lo forman tienen el mismo peso.</text:p>
      <text:p text:style-name="P5">Información obtenida desde la web<text:s/>https://www.bolsamadrid.es/</text:p>
      <text:p text:style-name="P6"/>
      <text:p text:style-name="Normal"><text:span text:style-name="T7">Información de Atributos</text:span></text:p>
      <text:p text:style-name="P8"><text:line-break/>1. Nombre: Nombre de la Empresa</text:p>
      <text:p text:style-name="P9">2. Ult: Valor de las acciones al instante de la consulta.</text:p>
      <text:p text:style-name="P10">3. %Dif: Porcentaje de la variación.</text:p>
      <text:p text:style-name="P11">4. Max: Valor máximo de las acciones.<text:tab/></text:p>
      <text:p text:style-name="P12">5. Min: Valor mínimo de las acciones.</text:p>
      <text:p text:style-name="P13">6. Volumen: Cantidad de acciones.</text:p>
      <text:p text:style-name="P14">7.<text:s/><text:s/>Efectivo (miles €): Precio total de acciones</text:p>
      <text:p text:style-name="P15">8. Fecha</text:p>
      <text:p text:style-name="P16">9. Hora</text:p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7-09T10:43:00Z</meta:creation-date>
    <dc:date>2021-07-09T11:02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135" meta:character-count="907" meta:row-count="6" meta:non-whitespace-character-count="773"/>
  </office:meta>
</office:document-meta>
</file>